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Devanagari1" svg:font-family="'Lohit Devanagari'"/>
    <style:font-face style:name="Wingdings" svg:font-family="Wingding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1" style:family="table">
      <style:table-properties style:width="3.25in" fo:margin-left="1.7333in" table:align="left" style:writing-mode="lr-tb"/>
    </style:style>
    <style:style style:name="Table11.A" style:family="table-column">
      <style:table-column-properties style:column-width="1.5313in"/>
    </style:style>
    <style:style style:name="Table11.B" style:family="table-column">
      <style:table-column-properties style:column-width="1.7188in"/>
    </style:style>
    <style:style style:name="Table11.1" style:family="table-row">
      <style:table-row-properties fo:keep-together="auto"/>
    </style:style>
    <style:style style:name="Table11.A1" style:family="table-cell">
      <style:table-cell-properties fo:padding-left="0.0069in" fo:padding-right="0.0069in" fo:padding-top="0in" fo:padding-bottom="0in" fo:border-left="0.25pt solid #000001" fo:border-right="none" fo:border-top="0.25pt solid #000001" fo:border-bottom="0.25pt solid #000001"/>
    </style:style>
    <style:style style:name="Table11.B1" style:family="table-cell">
      <style:table-cell-properties fo:padding-left="0.0069in" fo:padding-right="0.0069in" fo:padding-top="0in" fo:padding-bottom="0in" fo:border="0.25pt solid #000001"/>
    </style:style>
    <style:style style:name="Table11.A2" style:family="table-cell">
      <style:table-cell-properties fo:padding-left="0.0069in" fo:padding-right="0.0069in" fo:padding-top="0in" fo:padding-bottom="0in" fo:border-left="0.25pt solid #000001" fo:border-right="none" fo:border-top="none" fo:border-bottom="0.25pt solid #000001"/>
    </style:style>
    <style:style style:name="Table11.B2" style:family="table-cell">
      <style:table-cell-properties fo:padding-left="0.0069in" fo:padding-right="0.0069in" fo:padding-top="0in" fo:padding-bottom="0in" fo:border-left="0.25pt solid #000001" fo:border-right="0.25pt solid #000001" fo:border-top="none" fo:border-bottom="0.25pt solid #000001"/>
    </style:style>
    <style:style style:name="P1" style:family="paragraph" style:parent-style-name="Text_20_body">
      <style:paragraph-properties fo:margin-top="0in" fo:margin-bottom="0in"/>
      <style:text-properties fo:language="fr" fo:country="FR"/>
    </style:style>
    <style:style style:name="P2" style:family="paragraph" style:parent-style-name="Standard">
      <style:text-properties fo:font-size="14pt" fo:language="fr" fo:country="FR"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fo:language="fr" fo:country="FR" style:font-size-asian="13pt" style:font-size-complex="13pt"/>
    </style:style>
    <style:style style:name="P7" style:family="paragraph" style:parent-style-name="Standard">
      <style:paragraph-properties fo:text-align="justify" style:justify-single-word="false"/>
      <style:text-properties fo:font-size="13pt" fo:language="fr" fo:country="F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Standard">
      <style:text-properties fo:language="fr" fo:country="FR"/>
    </style:style>
    <style:style style:name="P1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Standard">
      <style:paragraph-properties fo:margin-left="0in" fo:margin-right="0in" fo:text-align="justify" style:justify-single-word="false" fo:text-indent="0.4925in" style:auto-text-indent="false"/>
      <style:text-properties fo:font-size="13pt" fo:language="fr" fo:country="FR" style:font-size-asian="13pt" style:font-size-complex="13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style:text-properties fo:language="fr" fo:country="FR"/>
    </style:style>
    <style:style style:name="P15" style:family="paragraph" style:parent-style-name="Text_20_body">
      <style:paragraph-properties fo:margin-top="0in" fo:margin-bottom="0in" fo:text-align="justify" style:justify-single-word="false"/>
      <style:text-properties fo:language="fr" fo:country="FR"/>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style:text-properties fo:font-size="14pt" fo:language="fr" fo:country="FR" style:font-size-asian="14pt" style:font-size-complex="14pt"/>
    </style:style>
    <style:style style:name="P18"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3pt" fo:language="fr" fo:country="FR" style:font-size-asian="13pt" style:font-size-complex="13pt"/>
    </style:style>
    <style:style style:name="P20" style:family="paragraph" style:parent-style-name="Standard" style:list-style-name="WWNum1">
      <style:paragraph-properties fo:text-align="justify" style:justify-single-word="false"/>
      <style:text-properties fo:font-size="13pt" fo:language="fr" fo:country="FR" style:font-size-asian="13pt" style:font-size-complex="13pt"/>
    </style:style>
    <style:style style:name="P21" style:family="paragraph" style:parent-style-name="Standard">
      <style:paragraph-properties fo:text-align="justify" style:justify-single-word="false"/>
      <style:text-properties fo:font-size="13pt" fo:language="fr" fo:country="FR" fo:font-weight="bold" style:font-size-asian="13pt" style:font-weight-asian="bold" style:font-size-complex="13pt" style:font-weight-complex="bold"/>
    </style:style>
    <style:style style:name="P22" style:family="paragraph" style:parent-style-name="Standard">
      <style:text-properties fo:font-size="14pt" fo:language="fr" fo:country="FR"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in" fo:margin-right="0in" fo:text-align="justify" style:justify-single-word="false" fo:text-indent="0.4925in" style:auto-text-indent="false"/>
      <style:text-properties fo:font-size="13pt" style:font-size-asian="13pt" style:font-size-complex="13pt"/>
    </style:style>
    <style:style style:name="P26" style:family="paragraph" style:parent-style-name="Standard">
      <style:paragraph-properties fo:margin-left="0.4925in" fo:margin-right="0in" fo:text-align="justify" style:justify-single-word="false" fo:text-indent="0in" style:auto-text-indent="false"/>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font-size="13pt" fo:language="fr" fo:country="FR" style:font-size-asian="13pt" style:font-size-complex="13pt"/>
    </style:style>
    <style:style style:name="T4" style:family="text">
      <style:text-properties fo:font-size="13pt" fo:language="fr" fo:country="FR" style:font-size-asian="13pt" style:font-size-complex="13pt" style:font-weight-complex="bold"/>
    </style:style>
    <style:style style:name="T5" style:family="text">
      <style:text-properties fo:font-size="13pt" fo:language="fr" fo:country="FR" fo:font-weight="bold" style:font-size-asian="13pt" style:font-weight-asian="bold" style:font-size-complex="13pt" style:font-weight-complex="bold"/>
    </style:style>
    <style:style style:name="T6" style:family="text">
      <style:text-properties fo:font-size="13pt" fo:language="fr" fo:country="FR"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Conventions de modélisation :</text:span></text:p>
      <text:p text:style-name="P2"/>
      <text:p text:style-name="P2">1- Nomenclature des Canaux :</text:p>
      <text:p text:style-name="P2"/>
      <text:p text:style-name="P6"><text:tab/>Les composants de la plate-forme communiquent entre eux en envoyant des messages <text:s/>dans différents canaux de communication qu'on a pu définir et utiliser sur le logiciel SPIN en utilisant la notion de CHAN, ce qu’on a pu aussi définir sur le logiciel Divine mais on n’a pas utilisé car les canaux ne fonctionnent pas de la même façon que sur ces deux logiciels. </text:p>
      <text:p text:style-name="P6"/>
      <text:p text:style-name="P12">Sous SPIN, le message qui se trouve dans le canal <text:s/>n'est consommé par un composant de l’architecture que s’il lui a été destiné. Par contre sur Divine, les messages doivent être consommé avant de lire leurs contenus, ce qui pose un problème pour les canaux multi-lecteurs avec des messages à destination d'un seul lecteur ciblé. Si un composant de l'architecture consomme un message et après vérification de son contenu il trouve qu'il ne lui ai pas destiné et si entre temps un autre composant écrit dans le canal alors l'ordre FIFO des messages qui circulent dans les canaux est brisé. <text:s/>D'où on a opté pour créer des canaux composés trois à quatre champs, selon les couples source et destination, qui sont utilisés et partagés par les différents composants de l'architecture. Ci-dessous on définit les différents canaux utilisés <text:s/>:</text:p>
      <text:p text:style-name="P6"/>
      <text:p text:style-name="P3">Canaux partagés entre le Processeur et le CacheL1 :</text:p>
      <text:p text:style-name="P6"/>
      <text:p text:style-name="P4"><text:span text:style-name="T5">a) PL1DTREQ (Processor to L1 Data Requeste) :</text:span><text:span text:style-name="T3"> </text:span></text:p>
      <text:p text:style-name="P4"><text:span text:style-name="T3"><text:tab/>Canal utilisé par le processeur pour envoyer des messages de lecture et d'écriture au cacheL1. Il est composé de trois champs, un champs </text:span><text:span text:style-name="T6">Full</text:span><text:span text:style-name="T5">  </text:span><text:span text:style-name="T6">pour indiquer si le </text:span><text:span text:style-name="T3">canal est plein (1) ou vide (0), un champs addr qui contient l'adresse de la ligne à lire ou à écrire et un champs type <text:s/>pour indiquer le type du message envoyé :  DT_RD <text:s/>(demande de lecture) ou <text:s/>DT_WR (demande d'écriture).</text:span></text:p>
      <text:p text:style-name="P6"/>
      <text:p text:style-name="P4"><text:span text:style-name="T5">b) L1PDTACK <text:s/>(L1 to <text:s/>Processor Data Acknowledge) :</text:span><text:span text:style-name="T3"> </text:span></text:p>
      <text:p text:style-name="P4"><text:span text:style-name="T3"><text:tab/>Canal utilisé par le cacheL1 pour répondre aux messages de lecture et d'écriture envoyées par le processeur. Il est aussi composé de trois champs, un champs </text:span><text:span text:style-name="T6">Full, </text:span><text:span text:style-name="T3">un champs addr qui contient l'adresse de la donnée lue ou écrite et un champs type <text:s/>pour indiquer le type du message d'acquittement envoyé : <text:s/>ACK_DT_RD (lecture validée) ou ACK_DT_WR (écriture validée).</text:span></text:p>
      <text:p text:style-name="P1"/>
      <text:p text:style-name="P1"/>
      <text:p text:style-name="P3">Canaux partagés entre le CacheL1 et le Contrôleur Mémoire :</text:p>
      <text:p text:style-name="P7"/>
      <text:p text:style-name="P4"><text:span text:style-name="T5">a) <text:s/>L1MCDTREQ (L1 to Memory Controller Data Request) : </text:span></text:p>
      <text:p text:style-name="P4"><text:span text:style-name="T5"><text:tab/></text:span><text:span text:style-name="T6">Canal u</text:span><text:span text:style-name="T4">tilisé par le CacheL1 pour </text:span><text:span text:style-name="T3"><text:s/>envoyer les requêtes de lecture et d'écriture au Contrôleur Mémoire. Il est composé de quatre champs, un champs </text:span><text:span text:style-name="T6">Full,</text:span><text:span text:style-name="T5">  </text:span><text:span text:style-name="T3">un champs addr qui contient l'adresse de la ligne à lire ou à écrire, un champs id qui contient l’identifiant du cache qui envoie la requête et un champs type <text:s/>pour indiquer le type du message envoyé : RD (demande de lecture) ou <text:s/>WR (demande d'écriture).</text:span></text:p>
      <text:p text:style-name="P7"/>
      <text:p text:style-name="P4"><text:soft-page-break/><text:span text:style-name="T5">b) MCL1DTACK (Memory Controller to L1 Data Acknowledge) : </text:span></text:p>
      <text:p text:style-name="P4"><text:span text:style-name="T5"><text:tab/></text:span><text:span text:style-name="T6">Canal u</text:span><text:span text:style-name="T4">tilisé </text:span><text:span text:style-name="T3">par le Contrôleur Mémoire pour réponse aux requêtes de lecture et d'écriture envoyées par le CacheL1. Il est composé de quatre champs, un champs </text:span><text:span text:style-name="T6">Full,</text:span><text:span text:style-name="T5">  </text:span><text:span text:style-name="T3">un champs addr qui contient l'adresse de la ligne lue ou écrite, un champs id qui contient l’identifiant du cache à qui envoyer l'acquittement et un champs type <text:s/>pour indiquer le type du message d'acquittement envoyé : ACK_RD (lecture validée) ou ACK_WR (écriture validée). </text:span></text:p>
      <text:p text:style-name="P7"/>
      <text:p text:style-name="P4"><text:span text:style-name="T5">c) L1MCCUREQ ( L1 to <text:s/>Memory Controller Clean Up Request) : </text:span></text:p>
      <text:p text:style-name="P4"><text:span text:style-name="T5"><text:tab/></text:span><text:span text:style-name="T6">Canal u</text:span><text:span text:style-name="T3">tilisé par le cacheL1 pour envoyer les demandes de CLNUP (Clean Up) au Contrôleur Mémoire <text:s/>pour vider sa ligne de cache. Il est composé de quatre champs, un champs </text:span><text:span text:style-name="T6">Full,</text:span><text:span text:style-name="T5">  </text:span><text:span text:style-name="T3">un champs addr qui contient l'adresse de la ligne à évincer du cache, un champs id qui contient l’identifiant du cache qui envoie la requête et un champs type <text:s/>qui contient le CLNUP.</text:span></text:p>
      <text:p text:style-name="P7"/>
      <text:p text:style-name="P13"><text:span text:style-name="T5">d) MCL1CUACK <text:s/>(Memory Controller to L1 <text:s/>Clean Up <text:s/>Acknowledge) :</text:span></text:p>
      <text:p text:style-name="P16"><text:span text:style-name="T5"><text:tab/></text:span><text:span text:style-name="T6">Canal u</text:span><text:span text:style-name="T3">tilisé par le <text:s/>Contrôleur Mémoire pour répondre aux demandes de Clean Up <text:s/>envoyées par le cacheL1. Il est composé de quatre champs, un champs </text:span><text:span text:style-name="T6">Full,</text:span><text:span text:style-name="T5">  </text:span><text:span text:style-name="T3">un champs addr qui contient l'adresse de la ligne évincée du cache, un champs id qui contient l’identifiant du cache à qui envoyer l'acquittement et un champs type <text:s/>qui contient l'ACK_CLNUP. </text:span></text:p>
      <text:p text:style-name="P1"/>
      <text:p text:style-name="Standard"><text:span text:style-name="T2">e) <text:s/></text:span><text:span text:style-name="T1"><text:s/></text:span><text:span text:style-name="T5">MCL1CPREQ (Memory Controller to L1 Coherence Protocol Request) : </text:span></text:p>
      <text:p text:style-name="P4"><text:span text:style-name="T5"><text:tab/></text:span><text:span text:style-name="T6">Canal u</text:span><text:span text:style-name="T3">tilisé <text:s/>par le <text:s/>Contrôleur Mémoire pour envoyer au cacheL1 les messages d'invalidation et d'update. Il est composé de quatre champs, un champs </text:span><text:span text:style-name="T6">Full,</text:span><text:span text:style-name="T5">  </text:span><text:span text:style-name="T3">un champs addr qui contient l'adresse de la ligne à mettre à jour ou à invalider <text:s/>selon le type du message, un champs id qui contient l’identifiant du cache à qui envoyer le message <text:s/>de cohérence et un champs type <text:s/>qui contient l'un des trois suivants : M_UP (Multicast Update), B_INV (Broadcast Invalidation) ou <text:s/>M_INV ( Multicast Invalidation). </text:span></text:p>
      <text:p text:style-name="P9"/>
      <text:p text:style-name="P13"><text:span text:style-name="T2">f) <text:s/></text:span><text:span text:style-name="T5">L1MCCPACK <text:s/>(L1 to</text:span><text:span text:style-name="T3"> <text:s/></text:span><text:span text:style-name="T5">Memory Controller Coherence Protocol Acknowledge) : <text:s/></text:span></text:p>
      <text:p text:style-name="P16"><text:span text:style-name="T5"><text:tab/></text:span><text:span text:style-name="T6">Canal u</text:span><text:span text:style-name="T3">tilisé par le CacheL1 pour répondre aux messages de cohérence envoyés par le <text:s/>Contrôleur Mémoire. Il est composé de quatre champs, un champs </text:span><text:span text:style-name="T6">Full,</text:span><text:span text:style-name="T5">  </text:span><text:span text:style-name="T3">un champs addr qui contient l'adresse de la ligne invalidée ou mise à jour, un champs id qui contient l’identifiant du cache qui envoie l'acquittement et un champs type <text:s/>qui contient l'un des messages <text:s/>d'acquittement suivants selon le type du message reçu : ACK_M_UP, <text:s/>ACK_B_INV, ACK_M_INV.</text:span></text:p>
      <text:p text:style-name="P1"/>
      <text:p text:style-name="P1"/>
      <text:p text:style-name="P3">Canaux partagés entre le Contrôleur Mémoire <text:s/>et la Mémoire :</text:p>
      <text:p text:style-name="P17"/>
      <text:p text:style-name="P13"><text:span text:style-name="T5">a) MCMEMDTREQ <text:s/>(Memory Controller to Memory Data Request ): </text:span></text:p>
      <text:p text:style-name="P16"><text:span text:style-name="T5"><text:tab/></text:span><text:span text:style-name="T6">Canal u</text:span><text:span text:style-name="T3">tilisé par le </text:span><text:span text:style-name="T5"><text:s/></text:span><text:span text:style-name="T3">contrôleur mémoire pour envoyer les demandes de lecture et d'écriture à la Mémoire. Il est composé de trois champs, un champs </text:span><text:span text:style-name="T6">Full,</text:span><text:span text:style-name="T5">  </text:span><text:span text:style-name="T3">un champs addr qui contient l'adresse de la donnée à lire ou à mettre à jour et un champs type <text:s/>qui contient l'un des messages <text:s/>suivants : GET (Demande de lecture) ou PUT (Demande d'écriture).</text:span></text:p>
      <text:p text:style-name="P1"><text:span text:style-name="T3"/></text:p>
      <text:p text:style-name="P13"><text:span text:style-name="T3"/></text:p>
      <text:p text:style-name="P13"><text:soft-page-break/><text:span text:style-name="T5">b) </text:span><text:span text:style-name="T3"><text:s/></text:span><text:span text:style-name="T5">MEMMCDTACK <text:s/>(Memory to Memory Controller <text:s/>data Acknowledge) : </text:span></text:p>
      <text:p text:style-name="P16"><text:span text:style-name="T5"><text:tab/></text:span><text:span text:style-name="T6">Canal u</text:span><text:span text:style-name="T3">tilisé par la Mémoire pour répondre aux messages de lecture et d'écriture envoyés par le <text:s/>contrôleur Mémoire. Il est composé de trois champs, un champs </text:span><text:span text:style-name="T6">Full,</text:span><text:span text:style-name="T5">  </text:span><text:span text:style-name="T3">un champs addr qui contient l'adresse de la donnée lue ou mise à jour et un champs type <text:s/>qui contient l'un des messages <text:s/>suivants : ACK_GET (Lecture validée) ou ACK_PUT (Écriture validée).</text:span></text:p>
      <text:p text:style-name="P15"/>
      <text:p text:style-name="P2"/>
      <text:p text:style-name="P2">1- Nomenclature des messages :</text:p>
      <text:p text:style-name="P2"/>
      <text:p text:style-name="P25"><text:span text:style-name="T1">Sous SPIN, le type d'un message est défini comme suit : </text:span></text:p>
      <text:p text:style-name="P25">DT_RD, DT_WR, ACK_DT_RD, ACK_DT_WR, RD, WR, ACK_RD, ACK_WR, CLNUP, ACK_CLNUP, B_INV, M_INV, M_UP, ACK_B_INV, ACK_M_INV, ACK_M_UP, GET, PUT, ACK_GET, ACK_PUT.</text:p>
      <text:list xml:id="list4062964301" text:style-name="WWNum1">
        <text:list-header>
          <text:p text:style-name="P20"/>
        </text:list-header>
      </text:list>
      <text:p text:style-name="P26"><text:span text:style-name="T3">Ce que Divine ne permet pas de définir, car il ne reconnait que le type Byte. Le tableau ci-dessous montre le code sous DIVINE affecté à chaque type de message défini sous SPIN </text:span><text:span text:style-name="T5"><text:s/></text:span><text:span text:style-name="T3">:</text:span></text:p>
      <text:p text:style-name="P3"/>
      <table:table table:name="Table11" table:style-name="Table11">
        <table:table-column table:style-name="Table11.A"/>
        <table:table-column table:style-name="Table11.B"/>
        <table:table-row table:style-name="Table11.1">
          <table:table-cell table:style-name="Table11.A1" office:value-type="string">
            <text:p text:style-name="P8">Sous SPIN</text:p>
          </table:table-cell>
          <table:table-cell table:style-name="Table11.B1" office:value-type="string">
            <text:p text:style-name="P10">Sous DIVINE</text:p>
          </table:table-cell>
        </table:table-row>
        <table:table-row table:style-name="Table11.1">
          <table:table-cell table:style-name="Table11.A2" office:value-type="string">
            <text:p text:style-name="P5">DT_RD</text:p>
          </table:table-cell>
          <table:table-cell table:style-name="Table11.B2" office:value-type="string">
            <text:p text:style-name="P11">0</text:p>
          </table:table-cell>
        </table:table-row>
        <table:table-row table:style-name="Table11.1">
          <table:table-cell table:style-name="Table11.A2" office:value-type="string">
            <text:p text:style-name="P5">DT_WR</text:p>
          </table:table-cell>
          <table:table-cell table:style-name="Table11.B2" office:value-type="string">
            <text:p text:style-name="P11">1</text:p>
          </table:table-cell>
        </table:table-row>
        <table:table-row table:style-name="Table11.1">
          <table:table-cell table:style-name="Table11.A2" office:value-type="string">
            <text:p text:style-name="P5">ACK_DT_RD</text:p>
          </table:table-cell>
          <table:table-cell table:style-name="Table11.B2" office:value-type="string">
            <text:p text:style-name="P11">2</text:p>
          </table:table-cell>
        </table:table-row>
        <table:table-row table:style-name="Table11.1">
          <table:table-cell table:style-name="Table11.A2" office:value-type="string">
            <text:p text:style-name="P5">ACK_DT_WR</text:p>
          </table:table-cell>
          <table:table-cell table:style-name="Table11.B2" office:value-type="string">
            <text:p text:style-name="P11">3</text:p>
          </table:table-cell>
        </table:table-row>
        <table:table-row table:style-name="Table11.1">
          <table:table-cell table:style-name="Table11.A2" office:value-type="string">
            <text:p text:style-name="P5">RD</text:p>
          </table:table-cell>
          <table:table-cell table:style-name="Table11.B2" office:value-type="string">
            <text:p text:style-name="P11">4</text:p>
          </table:table-cell>
        </table:table-row>
        <table:table-row table:style-name="Table11.1">
          <table:table-cell table:style-name="Table11.A2" office:value-type="string">
            <text:p text:style-name="P5">WR</text:p>
          </table:table-cell>
          <table:table-cell table:style-name="Table11.B2" office:value-type="string">
            <text:p text:style-name="P11">5</text:p>
          </table:table-cell>
        </table:table-row>
        <table:table-row table:style-name="Table11.1">
          <table:table-cell table:style-name="Table11.A2" office:value-type="string">
            <text:p text:style-name="P5">ACK_RD</text:p>
          </table:table-cell>
          <table:table-cell table:style-name="Table11.B2" office:value-type="string">
            <text:p text:style-name="P11">6</text:p>
          </table:table-cell>
        </table:table-row>
        <table:table-row table:style-name="Table11.1">
          <table:table-cell table:style-name="Table11.A2" office:value-type="string">
            <text:p text:style-name="P5">ACK_WR</text:p>
          </table:table-cell>
          <table:table-cell table:style-name="Table11.B2" office:value-type="string">
            <text:p text:style-name="P11">7</text:p>
          </table:table-cell>
        </table:table-row>
        <table:table-row table:style-name="Table11.1">
          <table:table-cell table:style-name="Table11.A2" office:value-type="string">
            <text:p text:style-name="P5">CLNUP</text:p>
          </table:table-cell>
          <table:table-cell table:style-name="Table11.B2" office:value-type="string">
            <text:p text:style-name="P11">8</text:p>
          </table:table-cell>
        </table:table-row>
        <table:table-row table:style-name="Table11.1">
          <table:table-cell table:style-name="Table11.A2" office:value-type="string">
            <text:p text:style-name="P5">ACK_CLNUP</text:p>
          </table:table-cell>
          <table:table-cell table:style-name="Table11.B2" office:value-type="string">
            <text:p text:style-name="P11">9</text:p>
          </table:table-cell>
        </table:table-row>
        <table:table-row table:style-name="Table11.1">
          <table:table-cell table:style-name="Table11.A2" office:value-type="string">
            <text:p text:style-name="P5">B_INV</text:p>
          </table:table-cell>
          <table:table-cell table:style-name="Table11.B2" office:value-type="string">
            <text:p text:style-name="P11">10</text:p>
          </table:table-cell>
        </table:table-row>
        <table:table-row table:style-name="Table11.1">
          <table:table-cell table:style-name="Table11.A2" office:value-type="string">
            <text:p text:style-name="P5">M_INV</text:p>
          </table:table-cell>
          <table:table-cell table:style-name="Table11.B2" office:value-type="string">
            <text:p text:style-name="P11">11</text:p>
          </table:table-cell>
        </table:table-row>
        <table:table-row table:style-name="Table11.1">
          <table:table-cell table:style-name="Table11.A2" office:value-type="string">
            <text:p text:style-name="P5">M_UP</text:p>
          </table:table-cell>
          <table:table-cell table:style-name="Table11.B2" office:value-type="string">
            <text:p text:style-name="P11">12</text:p>
          </table:table-cell>
        </table:table-row>
        <table:table-row table:style-name="Table11.1">
          <table:table-cell table:style-name="Table11.A2" office:value-type="string">
            <text:p text:style-name="P5">ACK_B_INV</text:p>
          </table:table-cell>
          <table:table-cell table:style-name="Table11.B2" office:value-type="string">
            <text:p text:style-name="P11">13</text:p>
          </table:table-cell>
        </table:table-row>
        <table:table-row table:style-name="Table11.1">
          <table:table-cell table:style-name="Table11.A2" office:value-type="string">
            <text:p text:style-name="P5">ACK_M_INV</text:p>
          </table:table-cell>
          <table:table-cell table:style-name="Table11.B2" office:value-type="string">
            <text:p text:style-name="P11">14</text:p>
          </table:table-cell>
        </table:table-row>
        <table:table-row table:style-name="Table11.1">
          <table:table-cell table:style-name="Table11.A2" office:value-type="string">
            <text:p text:style-name="P5">ACK_M_UP</text:p>
          </table:table-cell>
          <table:table-cell table:style-name="Table11.B2" office:value-type="string">
            <text:p text:style-name="P11">15</text:p>
          </table:table-cell>
        </table:table-row>
        <table:table-row table:style-name="Table11.1">
          <table:table-cell table:style-name="Table11.A2" office:value-type="string">
            <text:p text:style-name="P5">GET</text:p>
          </table:table-cell>
          <table:table-cell table:style-name="Table11.B2" office:value-type="string">
            <text:p text:style-name="P11">16</text:p>
          </table:table-cell>
        </table:table-row>
        <table:table-row table:style-name="Table11.1">
          <table:table-cell table:style-name="Table11.A2" office:value-type="string">
            <text:p text:style-name="P5">PUT</text:p>
          </table:table-cell>
          <table:table-cell table:style-name="Table11.B2" office:value-type="string">
            <text:p text:style-name="P11">17</text:p>
          </table:table-cell>
        </table:table-row>
        <table:table-row table:style-name="Table11.1">
          <table:table-cell table:style-name="Table11.A2" office:value-type="string">
            <text:p text:style-name="P5">ACK_GET</text:p>
          </table:table-cell>
          <table:table-cell table:style-name="Table11.B2" office:value-type="string">
            <text:p text:style-name="P11">18</text:p>
          </table:table-cell>
        </table:table-row>
        <table:table-row table:style-name="Table11.1">
          <table:table-cell table:style-name="Table11.A2" office:value-type="string">
            <text:p text:style-name="P5">ACK_PUT</text:p>
          </table:table-cell>
          <table:table-cell table:style-name="Table11.B2" office:value-type="string">
            <text:p text:style-name="P11">19</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Devanagari1" svg:font-family="'Lohit Devanagari'"/>
    <style:font-face style:name="Wingdings" svg:font-family="Wingding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Bitstream Vera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hps"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hia [m2]</meta:initial-creator>
    <dc:creator>Zahia [m2]</dc:creator>
    <meta:editing-cycles>22</meta:editing-cycles>
    <meta:creation-date>2013-06-07T14:43:00</meta:creation-date>
    <dc:date>2013-06-11T16:04:31</dc:date>
    <meta:editing-duration>PT4H47M50S</meta:editing-duration>
    <meta:generator>LibreOffice/3.4$Linux LibreOffice_project/340m1$Build-502</meta:generator>
    <meta:document-statistic meta:table-count="1" meta:image-count="0" meta:object-count="0" meta:page-count="3" meta:paragraph-count="73" meta:word-count="1110" meta:character-count="6584" meta:non-whitespace-character-count="545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